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1d55d" officeooo:paragraph-rsid="0001d55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1d55d" officeooo:paragraph-rsid="0001d55d"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1d55d" officeooo:paragraph-rsid="0003260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1d55d" officeooo:paragraph-rsid="00038e7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1d55d" officeooo:paragraph-rsid="00053c2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3260b" officeooo:paragraph-rsid="0003260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53c23" officeooo:paragraph-rsid="00053c23" style:font-size-asian="12.25pt" style:font-weight-asian="normal" style:font-size-complex="14pt" style:font-weight-complex="normal"/>
    </style:style>
    <style:style style:name="T1" style:family="text">
      <style:text-properties officeooo:rsid="0003260b"/>
    </style:style>
    <style:style style:name="T2" style:family="text">
      <style:text-properties officeooo:rsid="00038e7c"/>
    </style:style>
    <style:style style:name="T3" style:family="text">
      <style:text-properties fo:font-weight="bold" style:font-weight-asian="bold" style:font-weight-complex="bold"/>
    </style:style>
    <style:style style:name="T4" style:family="text">
      <style:text-properties officeooo:rsid="00053c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 TECHNIQUE VMC </text:p>
      <text:p text:style-name="P2"/>
      <text:p text:style-name="P2">L’installation d’une <text:s/>vmc est incontournable en termes de santé, dépollutions de l’air, moisissures et maîtrise de hygrométrie.</text:p>
      <text:p text:style-name="P2"/>
      <text:p text:style-name="P2">Il me semble que par rapport aux travaux a <text:span text:style-name="T2">réaliser</text:span> le meilleur compromis et une <text:span text:style-name="T3">VMC hygrométrie de type B.</text:span></text:p>
      <text:p text:style-name="P2"/>
      <text:p text:style-name="P2">- Ce type d’installation comportent des contraintes <text:s/>d’étanchéité</text:p>
      <text:p text:style-name="P2"><text:s/>a l’air extérieur.</text:p>
      <text:p text:style-name="P2"/>
      <text:p text:style-name="P3">- <text:span text:style-name="T1">installation</text:span> de grille hydro <text:span text:style-name="T1">pour l</text:span>’arrivée d’air neuf dans <text:span text:style-name="T1">les coffres des volets</text:span></text:p>
      <text:p text:style-name="P3"><text:span text:style-name="T1">avec l’adaptation nécessaires suivant la distance de la cloison en placo. <text:s/></text:span></text:p>
      <text:p text:style-name="P3"/>
      <text:p text:style-name="P4">- <text:span text:style-name="T1">nous avons peut </text:span><text:span text:style-name="T2">être</text:span><text:span text:style-name="T1"> un point de faiblesse dans </text:span><text:span text:style-name="T2">étanchéifiée</text:span><text:span text:style-name="T1"> des </text:span><text:span text:style-name="T2">entrées</text:span><text:span text:style-name="T1"> d’air de l’escalier. </text:span><text:span text:style-name="T2">Donc, il faut vérifier le niveau de qualité de l’étanchéité des portes de l’entrée, de la trappe pour accédé au comble et de la cave.</text:span></text:p>
      <text:p text:style-name="P3"><text:s text:c="55"/></text:p>
      <text:p text:style-name="P5"><text:s text:c="40"/></text:p>
      <text:p text:style-name="P5">- <text:span text:style-name="T1">la création d’un faux plafond <text:s/>en placo dans le couloir de l’étage </text:span><text:span text:style-name="T4">sera nécessaire </text:span><text:span text:style-name="T1">afin de cacher le passage des gaines qui vont des pièces humides, wc salle de bain et cuisine jusqu’à la cheminée qui mènent au comble ou se trouvera le moteur de la vmc.</text:span></text:p>
      <text:p text:style-name="P5"/>
      <text:p text:style-name="P5"/>
      <text:p text:style-name="P5"><text:s text:c="17"/></text:p>
      <text:p text:style-name="P7">Ci joint une étude que j’ai contrôlé aux niveaux techniques de réalisation mais aussi de budget.</text:p>
      <text:p text:style-name="P6"><text:s text:c="78"/></text:p>
      <text:p text:style-name="P2"><text:s text:c="50"/></text:p>
      <text:p text:style-name="P2"><text:s text:c="11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11-19T09:11:04.042000000</meta:creation-date>
    <dc:date>2025-11-19T09:50:50.254000000</dc:date>
    <meta:editing-duration>PT6M22S</meta:editing-duration>
    <meta:editing-cycles>1</meta:editing-cycles>
    <meta:document-statistic meta:table-count="0" meta:image-count="0" meta:object-count="0" meta:page-count="1" meta:paragraph-count="16" meta:word-count="181" meta:character-count="1433" meta:non-whitespace-character-count="898"/>
    <meta:generator>LibreOffice/6.4.1.2$Windows_X86_64 LibreOffice_project/4d224e95b98b138af42a64d84056446d09082932</meta:generator>
  </office:meta>
</office:document-meta>
</file>